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3.86cm"/>
    </style:style>
    <style:style style:name="pr2" style:family="presentation" style:parent-style-name="Default-title">
      <style:graphic-properties fo:min-height="3.256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draw:auto-grow-height="true" fo:min-height="3.507cm"/>
    </style:style>
    <style:style style:name="pr7" style:family="presentation" style:parent-style-name="Default-outline1">
      <style:graphic-properties fo:min-height="13.61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3.86cm" svg:x="1.4cm" svg:y="4.914cm" presentation:class="subtitle">
          <draw:text-box>
            <text:p><text:span text:style-name="T1">Getting Started with IP-XACT</text:span></text:p>
            <text:p/>
            <text:p/>
            <text:p/>
            <text:p/>
            <text:p>John Eaton</text:p>
            <text:p>Ouabache Designworks</text:p>
          </draw:text-box>
        </draw:frame>
        <draw:frame presentation:style-name="pr2" draw:layer="layout" svg:width="25.199cm" svg:height="3.256cm" svg:x="1.471cm" svg:y="1.189cm" presentation:class="title" presentation:user-transformed="true">
          <draw:text-box>
            <text:p><text:s text:c="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256cm" svg:x="1.4cm" svg:y="0.962cm" presentation:class="title" presentation:user-transformed="true">
          <draw:text-box>
            <text:p>opencores.org <text:s text:c="2"/>socgen <text:s text:c="2"/>project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evelop and distribute the tools and practices needed to create digital components that are easily reused to create a hierarchical design</text:p>
              </text:list-item>
              <text:list-item>
                <text:p>Recode selected Opencores projects to conform to Socgen guidelines to demonstrate how design for reuse can improve the design process</text:p>
              </text:list-item>
              <text:list-item>
                <text:p>Document Industry wide “Best Practices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<text:s/></text:p>
          </draw:text-box>
        </draw:frame>
        <draw:frame presentation:style-name="pr7" draw:layer="layout" svg:width="27.94cm" svg:height="21.59cm" svg:x="0cm" svg:y="0cm" presentation:class="outline" presentation:user-transformed="true">
          <draw:text-box>
            <text:list text:style-name="L2">
              <text:list-header>
                <text:p text:style-name="P1"/>
                <text:p text:style-name="P1">/home/user/ic_design/work/joes/cpu/foo/rtl/ver/foo.v</text:p>
                <text:p text:style-name="P1">/home/user/ic_design/work/joes/cpu/foo/ipxact/foo.xml</text:p>
                <text:p text:style-name="P1"/>
                <text:p text:style-name="P1"/>
                <text:p text:style-name="P1"><text:s text:c="12"/>foo.v <text:s text:c="46"/>foo.xml</text:p>
                <text:p text:style-name="P1"/>
                <text:p text:style-name="P1"><text:s/>module <text:s/>foo <text:s text:c="47"/>component</text:p>
                <text:p text:style-name="P1"><text:s text:c="7"/>#(parameters ...) <text:s text:c="35"/>vendor <text:s text:c="2"/>joes</text:p>
                <text:p text:style-name="P1"><text:s text:c="7"/>(ports …...) <text:s text:c="44"/>library <text:s text:c="3"/>cpu</text:p>
                <text:p text:style-name="P1"><text:s text:c="70"/>name <text:s text:c="4"/>foo</text:p>
                <text:p text:style-name="P1"><text:s text:c="70"/>version</text:p>
                <text:p text:style-name="P1"><text:s text:c="69"/>view <text:s text:c="6"/>sim </text:p>
                <text:p text:style-name="P1"><text:s text:c="8"/>body <text:s text:c="52"/>parameters</text:p>
                <text:p text:style-name="P1"><text:s text:c="8"/>body <text:s text:c="52"/>ports</text:p>
                <text:p text:style-name="P1"><text:s text:c="8"/>body <text:s text:c="52"/>fileset (sim view) <text:s text:c="2"/></text:p>
                <text:p text:style-name="P1"><text:s text:c="75"/>Type <text:s text:c="2"/>verilogSourceTop</text:p>
                <text:p text:style-name="P1"><text:s text:c="76"/>file <text:s text:c="5"/>../rtl/ver/foo.v</text:p>
                <text:p text:style-name="P1">endmodule</text:p>
                <text:p text:style-name="P1"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<text:s/></text:p>
          </draw:text-box>
        </draw:frame>
        <draw:frame presentation:style-name="pr7" draw:layer="layout" svg:width="27.94cm" svg:height="21.59cm" svg:x="0cm" svg:y="0cm" presentation:class="outline" presentation:user-transformed="true">
          <draw:text-box>
            <text:list text:style-name="L2">
              <text:list-header>
                <text:p text:style-name="P1"/>
                <text:p text:style-name="P1"/>
                <text:p text:style-name="P1"/>
                <text:p text:style-name="P1"><text:s text:c="12"/>foo.v <text:s text:c="46"/></text:p>
                <text:p text:style-name="P1"><text:s text:c="7"/>module <text:s/>`VARIANT <text:s text:c="42"/></text:p>
                <text:p text:style-name="P1"><text:s text:c="17"/></text:p>
                <text:p text:style-name="P1"/>
                <text:p text:style-name="P1"><text:s text:c="24"/></text:p>
                <text:p text:style-name="P1"><text:s text:c="4"/>~/ic_design$ <text:s/>build_leaf <text:s/>work/joes/cpu <text:s text:c="2"/>foo <text:s/>foo <text:s text:c="50"/></text:p>
                <text:p text:style-name="P1"><text:s text:c="71"/></text:p>
                <text:p text:style-name="P1"><text:s text:c="8"/>vppreproc -DVARIANT=foo <text:s/>./rtl/ver/foo.v <text:s text:c="4"/>-o ./rtl/gen/sim/foo.v <text:s text:c="25"/></text:p>
                <text:p text:style-name="P1"><text:s text:c="3"/></text:p>
                <text:p text:style-name="P1"/>
                <text:p text:style-name="P1"><text:s text:c="49"/></text:p>
                <text:p text:style-name="P1"/>
                <text:p text:style-name="P1"/>
                <text:p text:style-name="P1"/>
                <text:p text:style-name="P1"><text:s text:c="61"/></text:p>
                <text:p text:style-name="P1"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<text:s/></text:p>
          </draw:text-box>
        </draw:frame>
        <draw:frame presentation:style-name="pr7" draw:layer="layout" svg:width="27.94cm" svg:height="21.59cm" svg:x="0cm" svg:y="0cm" presentation:class="outline" presentation:user-transformed="true">
          <draw:text-box>
            <text:list text:style-name="L2">
              <text:list-header>
                <text:p text:style-name="P1"/>
                <text:p text:style-name="P1"><text:s text:c="12"/>foo_fsm.v <text:s text:c="43"/>foo.v</text:p>
                <text:p text:style-name="P1"/>
                <text:p text:style-name="P1"><text:s/>module <text:s/>`VARIANT`FSM <text:s text:c="28"/>`VARIANT`FSM <text:s text:c="36"/></text:p>
                <text:p text:style-name="P1"><text:s text:c="4"/>#(parameters ...) <text:s text:c="42"/>i_fsm <text:s/>( connections)</text:p>
                <text:p text:style-name="P1"><text:s text:c="6"/>(ports …...) <text:s text:c="44"/></text:p>
                <text:p text:style-name="P1"><text:s text:c="35"/></text:p>
                <text:p text:style-name="P1"/>
                <text:p text:style-name="P1"/>
                <text:p text:style-name="P1"/>
                <text:p text:style-name="P1"><text:s text:c="7"/>foo.xml <text:s text:c="53"/>Preprocessor</text:p>
                <text:p text:style-name="P1"><text:s text:c="8"/>fileSet <text:s/></text:p>
                <text:p text:style-name="P1"><text:s text:c="8"/>Type <text:s text:c="3"/>verilogSource <text:s text:c="31"/>foo.v</text:p>
                <text:p text:style-name="P1"><text:s text:c="9"/>file <text:s text:c="5"/>../rtl/ver/foo_fsm.v <text:s text:c="25"/>foo_fsm.v</text:p>
                <text:p text:style-name="P1"><text:s text:c="9"/>name <text:s text:c="3"/>fsm</text:p>
                <text:p text:style-name="P1"/>
                <text:p text:style-name="P1"/>
                <text:p text:style-name="P1"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<text:s/></text:p>
          </draw:text-box>
        </draw:frame>
        <draw:frame presentation:style-name="pr7" draw:layer="layout" svg:width="27.94cm" svg:height="21.59cm" svg:x="0cm" svg:y="0cm" presentation:class="outline" presentation:user-transformed="true">
          <draw:text-box>
            <text:list text:style-name="L2">
              <text:list-header>
                <text:p text:style-name="P1"><text:s text:c="16"/>foo_include.v <text:s text:c="43"/></text:p>
                <text:p text:style-name="P1"/>
                <text:p text:style-name="P1"><text:s text:c="16"/>`define <text:s/>HAS_IC <text:s text:c="58"/></text:p>
                <text:p text:style-name="P1"><text:s text:c="16"/>`define <text:s/>HAS_DC <text:s text:c="41"/></text:p>
                <text:p text:style-name="P1"><text:s text:c="16"/>`define <text:s/>HAS_DEBUG <text:s text:c="14"/></text:p>
                <text:p text:style-name="P1"><text:s text:c="30"/></text:p>
                <text:p text:style-name="P1"><text:s text:c="35"/></text:p>
                <text:p text:style-name="P1"><text:s text:c="15"/>foo.xml <text:s text:c="46"/></text:p>
                <text:p text:style-name="P1"><text:s text:c="20"/>fileSet <text:s text:c="60"/></text:p>
                <text:p text:style-name="P1"><text:s text:c="20"/>Type <text:s text:c="3"/>verilogInclude <text:s text:c="36"/></text:p>
                <text:p text:style-name="P1"><text:s text:c="21"/>file <text:s text:c="5"/>../rtl/ver/foo_include.v <text:s text:c="18"/></text:p>
                <text:p text:style-name="P1"><text:s text:c="8"/></text:p>
                <text:p text:style-name="P1"/>
                <text:p text:style-name="P1"/>
                <text:p text:style-name="P1"><text:s text:c="15"/>Preprocessor</text:p>
                <text:p text:style-name="P1"><text:s text:c="20"/>foo_include.v</text:p>
                <text:p text:style-name="P1"><text:s text:c="20"/>foo.v</text:p>
                <text:p text:style-name="P1"><text:s text:c="20"/>foo_fsm.v</text:p>
                <text:p text:style-name="P1"/>
                <text:p text:style-name="P1"><text:s text:c="8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<text:s/></text:p>
          </draw:text-box>
        </draw:frame>
        <draw:frame presentation:style-name="pr7" draw:layer="layout" svg:width="27.94cm" svg:height="21.59cm" svg:x="0cm" svg:y="0cm" presentation:class="outline" presentation:user-transformed="true">
          <draw:text-box>
            <text:list text:style-name="L2">
              <text:list-header>
                <text:p text:style-name="P1"><text:s text:c="16"/>cp foo_include.v <text:s/>=&gt; foo_include_nocache.v <text:s text:c="43"/></text:p>
                <text:p text:style-name="P1"/>
                <text:p text:style-name="P1"><text:s text:c="15"/>// `define <text:s/>HAS_IC <text:s text:c="58"/></text:p>
                <text:p text:style-name="P1"><text:s text:c="15"/>// `define <text:s/>HAS_DC <text:s text:c="41"/></text:p>
                <text:p text:style-name="P1"><text:s text:c="16"/>`define <text:s/>HAS_DEBUG <text:s text:c="14"/></text:p>
                <text:p text:style-name="P1"><text:s text:c="30"/></text:p>
                <text:p text:style-name="P1"><text:s text:c="35"/></text:p>
                <text:p text:style-name="P1"><text:s text:c="15"/>cp foo.xml <text:s text:c="2"/>=&gt; <text:s/>foo_nocache.xml</text:p>
                <text:p text:style-name="P1"><text:s text:c="20"/>version <text:s/>nocache <text:s text:c="46"/></text:p>
                <text:p text:style-name="P1"/>
                <text:p text:style-name="P1"><text:s text:c="20"/>fileSet <text:s text:c="60"/></text:p>
                <text:p text:style-name="P1"><text:s text:c="20"/>Type <text:s text:c="3"/>verilogInclude <text:s text:c="36"/></text:p>
                <text:p text:style-name="P1"><text:s text:c="21"/>file <text:s text:c="5"/>../rtl/ver/foo_include_nocache.v <text:s text:c="18"/></text:p>
                <text:p text:style-name="P1"><text:s text:c="8"/></text:p>
                <text:p text:style-name="P1"/>
                <text:p text:style-name="P1"><text:s text:c="15"/>Build_leaf <text:s text:c="2"/>work/joes/cpu <text:s text:c="2"/>foo <text:s/>foo_nocache <text:s text:c="2"/>=&gt; <text:s/>./rtl/gen/sim/foo_nocache.v</text:p>
                <text:p text:style-name="P1"><text:s text:c="20"/>foo_include_nocache.v</text:p>
                <text:p text:style-name="P1"><text:s text:c="20"/>foo.v</text:p>
                <text:p text:style-name="P1"><text:s text:c="20"/>foo_fsm.v</text:p>
                <text:p text:style-name="P1"/>
                <text:p text:style-name="P1"><text:s text:c="8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<text:s/></text:p>
          </draw:text-box>
        </draw:frame>
        <draw:frame presentation:style-name="pr7" draw:layer="layout" svg:width="27.94cm" svg:height="21.59cm" svg:x="0cm" svg:y="0cm" presentation:class="outline" presentation:user-transformed="true">
          <draw:text-box>
            <text:list text:style-name="L2">
              <text:list-header>
                <text:p text:style-name="P1"/>
                <text:p text:style-name="P1"><text:s text:c="9"/>foo.v <text:s text:c="46"/>foo.xml</text:p>
                <text:p text:style-name="P1"/>
                <text:p text:style-name="P1"><text:s/>module <text:s/>`VARIANT <text:s text:c="43"/>fileset <text:s/></text:p>
                <text:p text:style-name="P1"><text:s text:c="7"/>#(parameters ...) <text:s text:c="30"/>Type <text:s text:c="4"/>verilogFragment</text:p>
                <text:p text:style-name="P1"><text:s text:c="7"/>(ports …...) <text:s text:c="40"/>file <text:s text:c="3"/>../rtl/ver/foo.rtl</text:p>
                <text:p text:style-name="P1"><text:s text:c="69"/></text:p>
                <text:p text:style-name="P1"><text:s text:c="5"/>`include <text:s/>“foo.rtl”</text:p>
                <text:p text:style-name="P1"><text:s text:c="65"/></text:p>
                <text:p text:style-name="P1"><text:s text:c="2"/>endmodule</text:p>
                <text:p text:style-name="P1"/>
                <text:p text:style-name="P1"/>
                <text:p text:style-name="P1"><text:s text:c="6"/>foo.rtl</text:p>
                <text:p text:style-name="P1"/>
                <text:p text:style-name="P1"><text:s text:c="8"/>body <text:s text:c="50"/></text:p>
                <text:p text:style-name="P1"><text:s text:c="8"/>body <text:s text:c="51"/></text:p>
                <text:p text:style-name="P1"><text:s text:c="8"/>body <text:s text:c="52"/></text:p>
                <text:p text:style-name="P1"/>
                <text:p text:style-name="P1"/>
                <text:p text:style-name="P1"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<text:s/></text:p>
          </draw:text-box>
        </draw:frame>
        <draw:frame presentation:style-name="pr7" draw:layer="layout" svg:width="27.94cm" svg:height="21.59cm" svg:x="0cm" svg:y="0cm" presentation:class="outline" presentation:user-transformed="true">
          <draw:text-box>
            <text:list text:style-name="L2">
              <text:list-header>
                <text:p text:style-name="P1"/>
                <text:p text:style-name="P1"><text:span text:style-name="T2">build_verilog <text:s/>Script</text:span></text:p>
                <text:p text:style-name="P1"><text:s text:c="47"/></text:p>
                <text:p text:style-name="P1">~/ic_design$ build_verilog <text:s/>work/joes/cpu <text:s text:c="2"/>foo <text:s/>foo <text:s/>../rtl/ver/foo.v <text:s text:c="49"/></text:p>
                <text:p text:style-name="P1"><text:s text:c="71"/></text:p>
                <text:p text:style-name="P1"><text:s/>1) Create module named `VARIANT</text:p>
                <text:p text:style-name="P1"><text:s/>2) Copy Parameters from ip-xact file</text:p>
                <text:p text:style-name="P1"><text:s/>3) Copy ports from ip-xact file</text:p>
                <text:p text:style-name="P1"><text:s/>4) Copy all verilogFragments</text:p>
                <text:p text:style-name="P1"><text:s/>5) endmodule</text:p>
                <text:p text:style-name="P1"><text:s text:c="3"/></text:p>
                <text:p text:style-name="P1"/>
                <text:p text:style-name="P1"><text:s text:c="49"/></text:p>
                <text:p text:style-name="P1"><text:s text:c="61"/></text:p>
                <text:p text:style-name="P1"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<text:s/></text:p>
          </draw:text-box>
        </draw:frame>
        <draw:frame presentation:style-name="pr7" draw:layer="layout" svg:width="27.94cm" svg:height="21.59cm" svg:x="0cm" svg:y="0cm" presentation:class="outline" presentation:user-transformed="true">
          <draw:text-box>
            <text:list text:style-name="L2">
              <text:list-header>
                <text:p text:style-name="P1"/>
                <text:p text:style-name="P1"/>
                <text:p text:style-name="P1"><text:span text:style-name="T3">The Sky's the Limit</text:span></text:p>
                <text:p text:style-name="P1"><text:s text:c="46"/></text:p>
              </text:list-header>
              <text:list-item>
                <text:p text:style-name="P1">FSM Generators</text:p>
              </text:list-item>
              <text:list-item>
                <text:p text:style-name="P1">Register Generators</text:p>
              </text:list-item>
              <text:list-item>
                <text:p text:style-name="P1">Component Generators</text:p>
              </text:list-item>
              <text:list-item>
                <text:p text:style-name="P1"><text:span text:style-name="T4">Hierarchal</text:span> <text:s/>Components</text:p>
              </text:list-item>
              <text:list-item>
                <text:p text:style-name="P1">Registers and Buses</text:p>
                <text:p text:style-name="P1"><text:s text:c="2"/></text:p>
                <text:p text:style-name="P1"><text:s text:c="71"/></text:p>
                <text:p text:style-name="P1"><text:s text:c="9"/></text:p>
                <text:p text:style-name="P1"><text:s text:c="3"/></text:p>
                <text:p text:style-name="P1"/>
                <text:p text:style-name="P1"><text:s text:c="49"/></text:p>
                <text:p text:style-name="P1"/>
                <text:p text:style-name="P1"/>
                <text:p text:style-name="P1"/>
                <text:p text:style-name="P1"><text:s text:c="61"/>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<text:s/></text:p>
          </draw:text-box>
        </draw:frame>
        <draw:frame presentation:style-name="pr7" draw:layer="layout" svg:width="27.94cm" svg:height="21.59cm" svg:x="0cm" svg:y="0cm" presentation:class="outline" presentation:user-transformed="true">
          <draw:text-box>
            <text:list text:style-name="L2">
              <text:list-header>
                <text:p text:style-name="P1"/>
                <text:p text:style-name="P1"><text:span text:style-name="T2">Key Take Aways</text:span></text:p>
                <text:p text:style-name="P1"/>
                <text:p text:style-name="P1"><text:s text:c="46"/></text:p>
              </text:list-header>
              <text:list-item>
                <text:p text:style-name="P1">Create a Ip-Xact file for every component variant</text:p>
              </text:list-item>
              <text:list-item>
                <text:p text:style-name="P1">Use Ip-Xact files to control build processes </text:p>
                <text:p text:style-name="P1"><text:s text:c="2"/></text:p>
                <text:p text:style-name="P1"><text:s text:c="71"/></text:p>
                <text:p text:style-name="P1"><text:s text:c="9"/></text:p>
                <text:p text:style-name="P1"><text:s text:c="3"/></text:p>
                <text:p text:style-name="P1"/>
                <text:p text:style-name="P1"><text:s text:c="49"/></text:p>
                <text:p text:style-name="P1"/>
                <text:p text:style-name="P1"/>
                <text:p text:style-name="P1"/>
                <text:p text:style-name="P1"><text:s text:c="61"/>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Ouabache Designworks</meta:initial-creator>
    <meta:creation-date>2010-05-14T15:01:03</meta:creation-date>
    <meta:editing-duration>PT03H58M47S</meta:editing-duration>
    <meta:editing-cycles>11</meta:editing-cycles>
    <dc:date>2011-03-23T09:39:58</dc:date>
    <dc:creator>ouabache designworks</dc:creator>
    <meta:generator>OpenOffice.org/3.2$Linux OpenOffice.org_project/320m19$Build-9505</meta:generator>
    <meta:document-statistic meta:object-count="65"/>
  </office:meta>
</office:document-meta>
</file>